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sans-serif" fo:font-size="10.5pt"/>
    </style:style>
    <style:style style:name="P3" style:family="paragraph" style:parent-style-name="Text_20_body">
      <style:paragraph-properties fo:margin-top="0cm" fo:margin-bottom="0cm" style:contextual-spacing="false"/>
      <style:text-properties fo:background-color="#00ff00"/>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contextual-spacing="false"/>
      <style:text-properties fo:background-color="#ff0000"/>
    </style:style>
    <style:style style:name="P11" style:family="paragraph" style:parent-style-name="Text_20_body" style:list-style-name="L2">
      <style:paragraph-properties fo:margin-top="0cm" fo:margin-bottom="0cm" style:contextual-spacing="false"/>
      <style:text-properties fo:background-color="#ff0000"/>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text-properties fo:background-color="#ffff00"/>
    </style:style>
    <style:style style:name="T1" style:family="text">
      <style:text-properties officeooo:rsid="000282c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6772982157622881" text:style-name="L1">
        <text:list-item>
          <text:p text:style-name="P10">Acquisire una da tastiera una sequenza di interni che termina con lo zero. Memorizzare la sequenza inserita in una array ordinato e quindi stamparla. <text:s/></text:p>
        </text:list-item>
      </text:list>
      <text:p text:style-name="P3"/>
      <text:list xml:id="list384477126733684022" text:style-name="L2">
        <text:list-item>
          <text:p text:style-name="P11">Si immagini di avere un cilindro trasparente nel quale si inseriscono biglie colorate di rosso e di blu una sopra l'altra. Il cilindro può contenere N biglie sovrapposte. Scrivere una funzioni che conti il numero di possibili riempimenti dell'array con N biglie con il vincolo che non si possono inserire più di due biglie rosse consecutive. </text:p>
        </text:list-item>
        <text:list-item>
          <text:p text:style-name="P11"/>
        </text:list-item>
      </text:list>
      <text:list xml:id="list5414891381162536884" text:style-name="L3">
        <text:list-item>
          <text:p text:style-name="P12">Scrivere una funzione ricorsiva che conti il numero di vocali in una stringa. Non utilizzare la funzione strlen (o equivalenti). </text:p>
        </text:list-item>
        <text:list-item>
          <text:p text:style-name="P12">Scrivere una funzione ricorsiva che confronti due stringhe restituendo: 0 se le stringhe sono uguali, 1 se la prima stringa viene alfabeticamente dopo la seconda, -1 altrimenti. </text:p>
        </text:list-item>
        <text:list-item>
          <text:p text:style-name="P4">Scrivere una funzione che calcoli l'ennesimo numero della successione di Fibonacci F(n). Questa è definita ricorsivamente come segue: F(0)=1, F(1)=1, F(n)=F(n-1)+F(n-2). Calcolare F(8). </text:p>
        </text:list-item>
      </text:list>
      <text:list xml:id="list6429329501942803155" text:style-name="L4">
        <text:list-item>
          <text:p text:style-name="P18">Scrivere la funzione int sottostringa(char str1[], char str2[]) che restituisce 1 se str2 è contenuta in str1, 0 altrimenti. <text:s/><text:span text:style-name="T1">SVOLTO</text:span></text:p>
        </text:list-item>
        <text:list-item>
          <text:p text:style-name="P5">Scrivere una funzione int palindroma(char str[]) che restituisce 1 se la stringa str è palindroma, 0 altrimenti. </text:p>
        </text:list-item>
      </text:list>
      <text:list xml:id="list673230123332157755" text:style-name="L5">
        <text:list-item>
          <text:p text:style-name="P13">Scrivere una funzione che, data una stringa, rimuova i caratteri ' ' (spazio) iniziali, finali, e che ove ve ne siano due o più consecutivi ne lasci uno solo </text:p>
        </text:list-item>
        <text:list-item>
          <text:p text:style-name="P13">Scrivere una funzione che, data una stringa contenente un'espressione matematica con parentesi (solo tonde), controlli la corretta disposizione delle parentesi. Ad esempio la seguente stringa deve essere identificata come scorretta: (a + b + 5 * ( 2 ))) + 5 </text:p>
        </text:list-item>
        <text:list-item>
          <text:p text:style-name="P13">Scrivere una procedura che data una stringa ne stampi tutti gli anagrammi (anche duplicati in caso di caratteri ripetuti </text:p>
        </text:list-item>
        <text:list-item>
          <text:p text:style-name="P6">Scrivere un programma che acquisito un valore intero n in ingresso crei un array di n elementi (allocazione dinamica) e lo riempia con i primi n numeri primi. </text:p>
        </text:list-item>
      </text:list>
      <text:list xml:id="list8550606015568233878" text:style-name="L6">
        <text:list-item>
          <text:p text:style-name="P14">Riscrivere il sottoprogramma bubble_sort visto a lezione facendo uso dell'aritmetica dei puntatori </text:p>
        </text:list-item>
      </text:list>
      <text:list xml:id="list9063699547098490245" text:style-name="L7">
        <text:list-item>
          <text:p text:style-name="P15">Implementare la funzione char* strstr(char *str1, char* str2) che restituisce un puntatore alla prima occorrenza di str2 in str1 se questa esiste, altrimenti restituisce il puntatore NULL. </text:p>
        </text:list-item>
        <text:list-item>
          <text:p text:style-name="P7">Implementare la seguente funzione: int cerca_matrice(char matr[][], char stringa[], int dimensione); <text:s/>che cerca stringa all'interno di matr orizzontalmente (da sinistra a destra) o verticalmente (dall'alto in basso) a partire da una posizione qualsisi. La funzione deve ritornare 1 se l'occorrenza è trovata, 0 altrimenti. </text:p>
        </text:list-item>
      </text:list>
      <text:list xml:id="list7539476388813093691" text:style-name="L8">
        <text:list-item>
          <text:p text:style-name="P16">void elimina_duplicati(char *str); Data la stringa str la modifica in modo che siano presenti tutti i caratteri che erano presenti nell'originale ripetuti una sola volta. </text:p>
        </text:list-item>
        <text:list-item>
          <text:p text:style-name="P16">void unisci(char* insieme1, char* insieme2, char* unione); assumendo che le stringhe insieme1 ed insieme2 non contengano caratteri duplicati, calcolare in unione la stringa corrispondente all'unione dei caratteri presenti in insieme1 ed insieme2. Attenzione: l'insieme unione non deve contenere duplicati. </text:p>
        </text:list-item>
        <text:list-item>
          <text:p text:style-name="P8">void inserseca(char* insieme1, char* insieme2, char* intersezione); come sopra ma calcola l'intersezione. </text:p>
        </text:list-item>
        <text:list-item>
          <text:p text:style-name="P8">Un negoziante di giocattoli costruisce delle piramidi usando mattoncini di tre colori: gialli, verdi e blue. Ogni piano della piramide è composto da mattoncini dello stesso colore. Ad un piano giallo ne segue uno verde e quindi uno blue. Poi la sequenza si ripete. Ogni piano della piramide ha un mattoncino in meno del precedente. Si scriva una funzione che dato il numero di mattoncini della base e il colore di partenza calcoli il numero di mattoncini gialli necessari a completare la piramide. Attenzione: proporre sia la versione ricorsiva che la <text:soft-page-break/>versione iterativa. </text:p>
        </text:list-item>
        <text:list-item>
          <text:p text:style-name="P8"><text:line-break/>Si supponga di avere un cilindro trasparente in cui si possono inserire delle biglie rosse o delle biglie blue. Quando si inseriscono le biglie nel tubo esse si dispongono una sopra l'altra. Si scrivano le funzioni ricorsive per risolvere i seguenti problemi: </text:p>
        </text:list-item>
      </text:list>
      <text:list xml:id="list7239492278309932455" text:style-name="L9">
        <text:list-item>
          <text:p text:style-name="P17">calcolare il numero di modi in cui si possono inserire R biglie rosse e B blue in modo che non vi siano mai due bliglie blue consecutive </text:p>
        </text:list-item>
        <text:list-item>
          <text:p text:style-name="P9">calcolare il numero di modi in cui si possono inserire R biglie rosse e B blue in modo che non vi siano mai tre biglie consecutive dello stesso colore </text:p>
        </text:list-item>
      </text:list>
      <text:p text:style-name="Standard">Scrivere la funzione:<text:line-break/>int inserisci_ordinato(int vet[], int elem, int dim, int dimmax);<text:line-break/>dove:<text:line-break/>vet[] è un vettore ordinato in modo decrescente di interi<text:line-break/>elem è un elemento da inserire nel vettore<text:line-break/>dim è il numero di elementi presenti nel vettore<text:line-break/>dimmax è la dimensione massima dell'array<text:line-break/><text:line-break/>La funzione deve inserire elem nell'array mantenendo l'ordinamento. La funzione ritorna 1 se l'inserimento va a buon a fine (c'è spazio per l'inserimento nell'array), ritorna 0 altrimenti </text:p>
      <text:p text:style-name="Standard"/>
      <text:p text:style-name="P2">La ricorsione: idee generali</text:p>
      <text:p text:style-name="P2">Primo esempio: Le strade di Manhattan</text:p>
      <text:p text:style-name="P2">Biglie rosse e blue</text:p>
      <text:p text:style-name="P2">La torre di Hanoi</text:p>
      <text:p text:style-name="P2">Array e ricorsi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 Corsi</meta:initial-creator>
    <meta:creation-date>2013-04-02T10:12:30.16</meta:creation-date>
    <dc:date>2014-08-07T16:15:49.816000000</dc:date>
    <meta:editing-duration>PT6H33M32S</meta:editing-duration>
    <meta:editing-cycles>5</meta:editing-cycles>
    <meta:generator>LibreOffice/4.2.4.2$Windows_x86 LibreOffice_project/63150712c6d317d27ce2db16eb94c2f3d7b699f8</meta:generator>
    <meta:document-statistic meta:table-count="0" meta:image-count="0" meta:object-count="0" meta:page-count="2" meta:paragraph-count="28" meta:word-count="770" meta:character-count="4880" meta:non-whitespace-character-count="4133"/>
    <meta:user-defined meta:name="Info 1"/>
    <meta:user-defined meta:name="Info 2"/>
    <meta:user-defined meta:name="Info 3"/>
    <meta:user-defined meta:name="Info 4"/>
  </office:meta>
</office:document-meta>
</file>